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_therm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ayer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8" calcext:value-type="float">
            <text:p>9,9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5" calcext:value-type="float">
            <text:p>9,95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3" calcext:value-type="float">
            <text:p>9,93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91" calcext:value-type="float">
            <text:p>9,91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9" calcext:value-type="float">
            <text:p>9,89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6" calcext:value-type="float">
            <text:p>9,86</text:p>
          </table:table-cell>
        </table:table-row>
        <table:table-row table:style-name="ro1">
          <table:table-cell table:style-name="ce1" office:value-type="string" calcext:value-type="string">
            <text:p>(5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4" calcext:value-type="float">
            <text:p>9,84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82" calcext:value-type="float">
            <text:p>9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9.8" calcext:value-type="float">
            <text:p>9,8</text:p>
          </table:table-cell>
          <table:table-cell office:value-type="float" office:value="9.79" calcext:value-type="float">
            <text:p>9,79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8" calcext:value-type="float">
            <text:p>9,8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77" calcext:value-type="float">
            <text:p>9,77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77" calcext:value-type="float">
            <text:p>9,77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.77" calcext:value-type="float">
            <text:p>9,77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9.71" calcext:value-type="float">
            <text:p>9,71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table:style-name="ce1" office:value-type="string" calcext:value-type="string">
            <text:p>(1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.64" calcext:value-type="float">
            <text:p>9,64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64" calcext:value-type="float">
            <text:p>9,64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64" calcext:value-type="float">
            <text:p>9,64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9.61" calcext:value-type="float">
            <text:p>9,61</text:p>
          </table:table-cell>
        </table:table-row>
        <table:table-row table:style-name="ro1">
          <table:table-cell table:style-name="ce1" office:value-type="string" calcext:value-type="string">
            <text:p>(200,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46" calcext:value-type="float">
            <text:p>9,46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9.27" calcext:value-type="float">
            <text:p>9,27</text:p>
          </table:table-cell>
          <table:table-cell office:value-type="float" office:value="9.28" calcext:value-type="float">
            <text:p>9,2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9.21" calcext:value-type="float">
            <text:p>9,21</text:p>
          </table:table-cell>
          <table:table-cell office:value-type="float" office:value="9.22" calcext:value-type="float">
            <text:p>9,2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.18" calcext:value-type="float">
            <text:p>9,1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7.69" calcext:value-type="float">
            <text:p>7,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7.64" calcext:value-type="float">
            <text:p>7,64</text:p>
          </table:table-cell>
          <table:table-cell office:value-type="float" office:value="7.99" calcext:value-type="float">
            <text:p>7,99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7.57" calcext:value-type="float">
            <text:p>7,57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7.57" calcext:value-type="float">
            <text:p>7,57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7.19" calcext:value-type="float">
            <text:p>7,19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6.98" calcext:value-type="float">
            <text:p>6,98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6.96" calcext:value-type="float">
            <text:p>6,96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,8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6.78" calcext:value-type="float">
            <text:p>6,78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6.78" calcext:value-type="float">
            <text:p>6,78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6.78" calcext:value-type="float">
            <text:p>6,78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6.76" calcext:value-type="float">
            <text:p>6,76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6.73" calcext:value-type="float">
            <text:p>6,73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.73" calcext:value-type="float">
            <text:p>6,73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6.73" calcext:value-type="float">
            <text:p>6,73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6.71" calcext:value-type="float">
            <text:p>6,71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6.71" calcext:value-type="float">
            <text:p>6,7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.71" calcext:value-type="float">
            <text:p>6,71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6.71" calcext:value-type="float">
            <text:p>6,7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6.71" calcext:value-type="float">
            <text:p>6,71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6.69" calcext:value-type="float">
            <text:p>6,6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.69" calcext:value-type="float">
            <text:p>6,69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6.67" calcext:value-type="float">
            <text:p>6,67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6.67" calcext:value-type="float">
            <text:p>6,67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6.67" calcext:value-type="float">
            <text:p>6,67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6.62" calcext:value-type="float">
            <text:p>6,62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6.6" calcext:value-type="float">
            <text:p>6,6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6.42" calcext:value-type="float">
            <text:p>6,42</text:p>
          </table:table-cell>
          <table:table-cell office:value-type="float" office:value="7.55" calcext:value-type="float">
            <text:p>7,5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42" calcext:value-type="float">
            <text:p>6,42</text:p>
          </table:table-cell>
          <table:table-cell office:value-type="float" office:value="7.39" calcext:value-type="float">
            <text:p>7,39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6.24" calcext:value-type="float">
            <text:p>6,24</text:p>
          </table:table-cell>
          <table:table-cell office:value-type="float" office:value="7.21" calcext:value-type="float">
            <text:p>7,21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,6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4.44" calcext:value-type="float">
            <text:p>4,44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4.44" calcext:value-type="float">
            <text:p>4,44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4.4" calcext:value-type="float">
            <text:p>4,4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4.38" calcext:value-type="float">
            <text:p>4,38</text:p>
          </table:table-cell>
          <table:table-cell table:style-name="ce1" office:value-type="string" calcext:value-type="string">
            <text:p>5,12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4.33" calcext:value-type="float">
            <text:p>4,33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4.31" calcext:value-type="float">
            <text:p>4,31</text:p>
          </table:table-cell>
          <table:table-cell office:value-type="float" office:value="5.21" calcext:value-type="float">
            <text:p>5,21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54" calcext:value-type="float">
            <text:p>3,5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.31" calcext:value-type="float">
            <text:p>3,31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29" calcext:value-type="float">
            <text:p>3,29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.17" calcext:value-type="float">
            <text:p>3,17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3.15" calcext:value-type="float">
            <text:p>3,15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3.15" calcext:value-type="float">
            <text:p>3,15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string" calcext:value-type="string">
            <text:p>(1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3.15" calcext:value-type="float">
            <text:p>3,15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.15" calcext:value-type="float">
            <text:p>3,15</text:p>
          </table:table-cell>
          <table:table-cell office:value-type="float" office:value="4.78" calcext:value-type="float">
            <text:p>4,78</text:p>
          </table:table-cell>
        </table:table-row>
      </table:table>
      <table:table table:name="Tabela przestawna_result_thermals_1" table:style-name="ta1">
        <table:table-column table:style-name="co8" table:default-cell-style-name="ce4"/>
        <table:table-column table:style-name="co7" table:default-cell-style-name="ce8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layers</text:p>
          </table:table-cell>
          <table:table-cell table:style-name="ce6" office:value-type="string" calcext:value-type="string">
            <text:p>Średnia - acc</text:p>
          </table:table-cell>
        </table:table-row>
        <table:table-row table:style-name="ro1">
          <table:table-cell table:style-name="ce3" office:value-type="string" calcext:value-type="string">
            <text:p>(100, 100)</text:p>
          </table:table-cell>
          <table:table-cell table:style-name="ce7" office:value-type="float" office:value="9.78468750000003" calcext:value-type="float">
            <text:p>9,78468750000003</text:p>
          </table:table-cell>
        </table:table-row>
        <table:table-row table:style-name="ro1">
          <table:table-cell office:value-type="string" calcext:value-type="string">
            <text:p>(100, 200, 100)</text:p>
          </table:table-cell>
          <table:table-cell office:value-type="float" office:value="9.18438502673799" calcext:value-type="float">
            <text:p>9,18438502673799</text:p>
          </table:table-cell>
        </table:table-row>
        <table:table-row table:style-name="ro1">
          <table:table-cell office:value-type="string" calcext:value-type="string">
            <text:p>(100, 200, 300, 200, 100)</text:p>
          </table:table-cell>
          <table:table-cell office:value-type="float" office:value="7.92688888888889" calcext:value-type="float">
            <text:p>7,92688888888889</text:p>
          </table:table-cell>
        </table:table-row>
        <table:table-row table:style-name="ro1">
          <table:table-cell office:value-type="string" calcext:value-type="string">
            <text:p>(100, 200)</text:p>
          </table:table-cell>
          <table:table-cell office:value-type="float" office:value="9.81635416666669" calcext:value-type="float">
            <text:p>9,81635416666669</text:p>
          </table:table-cell>
        </table:table-row>
        <table:table-row table:style-name="ro1">
          <table:table-cell office:value-type="string" calcext:value-type="string">
            <text:p>(100,)</text:p>
          </table:table-cell>
          <table:table-cell office:value-type="float" office:value="9.93796875000004" calcext:value-type="float">
            <text:p>9,93796875000004</text:p>
          </table:table-cell>
        </table:table-row>
        <table:table-row table:style-name="ro1">
          <table:table-cell office:value-type="string" calcext:value-type="string">
            <text:p>(200,)</text:p>
          </table:table-cell>
          <table:table-cell office:value-type="float" office:value="9.93640625000004" calcext:value-type="float">
            <text:p>9,93640625000004</text:p>
          </table:table-cell>
        </table:table-row>
        <table:table-row table:style-name="ro1">
          <table:table-cell office:value-type="string" calcext:value-type="string">
            <text:p>(50, 100, 200)</text:p>
          </table:table-cell>
          <table:table-cell office:value-type="float" office:value="9.23748663101606" calcext:value-type="float">
            <text:p>9,23748663101606</text:p>
          </table:table-cell>
        </table:table-row>
        <table:table-row table:style-name="ro1">
          <table:table-cell office:value-type="string" calcext:value-type="string">
            <text:p>(50, 100, 50)</text:p>
          </table:table-cell>
          <table:table-cell office:value-type="float" office:value="9.36839572192515" calcext:value-type="float">
            <text:p>9,36839572192515</text:p>
          </table:table-cell>
        </table:table-row>
        <table:table-row table:style-name="ro1">
          <table:table-cell office:value-type="string" calcext:value-type="string">
            <text:p>(50, 100)</text:p>
          </table:table-cell>
          <table:table-cell office:value-type="float" office:value="9.78572916666669" calcext:value-type="float">
            <text:p>9,78572916666669</text:p>
          </table:table-cell>
        </table:table-row>
        <table:table-row table:style-name="ro1">
          <table:table-cell office:value-type="string" calcext:value-type="string">
            <text:p>(50,)</text:p>
          </table:table-cell>
          <table:table-cell table:style-name="ce9" office:value-type="float" office:value="9.94015625000004" calcext:value-type="float">
            <text:p>9,94015625000004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0" office:value-type="float" office:value="9.50357633386159" calcext:value-type="float">
            <text:p>9,50357633386159</text:p>
          </table:table-cell>
        </table:table-row>
      </table:table>
      <table:named-expressions/>
      <table:database-ranges>
        <table:database-range table:name="__Anonymous_Sheet_DB__0" table:target-range-address="result_thermals.A1:result_thermals.G1894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Tabela przestawna_result_thermals_1'.A3:'Tabela przestawna_result_thermals_1'.B14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ela przestawna_result_thermals_1'.A3:'Tabela przestawna_result_thermals_1'.B14" table:buttons="'Tabela przestawna_result_thermals_1'.A3" table:identify-categories="true" table:show-filter-button="false" table:drill-down-on-double-click="false">
          <table:source-cell-range table:cell-range-address="result_thermals.A1:result_thermals.G189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ayers" table:orientation="row" table:used-hierarchy="0" table:function="auto">
            <table:data-pilot-level table:show-empty="false" calcext:repeat-item-labels="false">
              <table:data-pilot-members>
                <table:data-pilot-member table:name="(100, 100)" table:display="true" table:show-details="true"/>
                <table:data-pilot-member table:name="(100, 200, 100)" table:display="true" table:show-details="true"/>
                <table:data-pilot-member table:name="(100, 200, 300, 200, 100)" table:display="true" table:show-details="true"/>
                <table:data-pilot-member table:name="(100, 200)" table:display="true" table:show-details="true"/>
                <table:data-pilot-member table:name="(100,)" table:display="true" table:show-details="true"/>
                <table:data-pilot-member table:name="(200,)" table:display="true" table:show-details="true"/>
                <table:data-pilot-member table:name="(50, 100, 200)" table:display="true" table:show-details="true"/>
                <table:data-pilot-member table:name="(50, 100, 50)" table:display="true" table:show-details="true"/>
                <table:data-pilot-member table:name="(50, 100)" table:display="true" table:show-details="true"/>
                <table:data-pilot-member table:name="(50,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" table:orientation="data" table:used-hierarchy="0" table:function="average">
            <table:data-pilot-level table:show-empty="false" calcext:repeat-item-labels="false">
              <table:data-pilot-members>
                <table:data-pilot-member table:name="3,15" table:display="true" table:show-details="true"/>
                <table:data-pilot-member table:name="3,17" table:display="true" table:show-details="true"/>
                <table:data-pilot-member table:name="3,29" table:display="true" table:show-details="true"/>
                <table:data-pilot-member table:name="3,31" table:display="true" table:show-details="true"/>
                <table:data-pilot-member table:name="3,54" table:display="true" table:show-details="true"/>
                <table:data-pilot-member table:name="4,31" table:display="true" table:show-details="true"/>
                <table:data-pilot-member table:name="4,33" table:display="true" table:show-details="true"/>
                <table:data-pilot-member table:name="4,38" table:display="true" table:show-details="true"/>
                <table:data-pilot-member table:name="4,4" table:display="true" table:show-details="true"/>
                <table:data-pilot-member table:name="4,44" table:display="true" table:show-details="true"/>
                <table:data-pilot-member table:name="4,6" table:display="true" table:show-details="true"/>
                <table:data-pilot-member table:name="6,24" table:display="true" table:show-details="true"/>
                <table:data-pilot-member table:name="6,42" table:display="true" table:show-details="true"/>
                <table:data-pilot-member table:name="6,6" table:display="true" table:show-details="true"/>
                <table:data-pilot-member table:name="6,62" table:display="true" table:show-details="true"/>
                <table:data-pilot-member table:name="6,67" table:display="true" table:show-details="true"/>
                <table:data-pilot-member table:name="6,69" table:display="true" table:show-details="true"/>
                <table:data-pilot-member table:name="6,71" table:display="true" table:show-details="true"/>
                <table:data-pilot-member table:name="6,73" table:display="true" table:show-details="true"/>
                <table:data-pilot-member table:name="6,76" table:display="true" table:show-details="true"/>
                <table:data-pilot-member table:name="6,78" table:display="true" table:show-details="true"/>
                <table:data-pilot-member table:name="6,8" table:display="true" table:show-details="true"/>
                <table:data-pilot-member table:name="6,96" table:display="true" table:show-details="true"/>
                <table:data-pilot-member table:name="6,98" table:display="true" table:show-details="true"/>
                <table:data-pilot-member table:name="7,19" table:display="true" table:show-details="true"/>
                <table:data-pilot-member table:name="7,57" table:display="true" table:show-details="true"/>
                <table:data-pilot-member table:name="7,64" table:display="true" table:show-details="true"/>
                <table:data-pilot-member table:name="7,69" table:display="true" table:show-details="true"/>
                <table:data-pilot-member table:name="9,18" table:display="true" table:show-details="true"/>
                <table:data-pilot-member table:name="9,21" table:display="true" table:show-details="true"/>
                <table:data-pilot-member table:name="9,27" table:display="true" table:show-details="true"/>
                <table:data-pilot-member table:name="9,46" table:display="true" table:show-details="true"/>
                <table:data-pilot-member table:name="9,61" table:display="true" table:show-details="true"/>
                <table:data-pilot-member table:name="9,64" table:display="true" table:show-details="true"/>
                <table:data-pilot-member table:name="9,71" table:display="true" table:show-details="true"/>
                <table:data-pilot-member table:name="9,75" table:display="true" table:show-details="true"/>
                <table:data-pilot-member table:name="9,77" table:display="true" table:show-details="true"/>
                <table:data-pilot-member table:name="9,8" table:display="true" table:show-details="true"/>
                <table:data-pilot-member table:name="9,82" table:display="true" table:show-details="true"/>
                <table:data-pilot-member table:name="9,84" table:display="true" table:show-details="true"/>
                <table:data-pilot-member table:name="9,86" table:display="true" table:show-details="true"/>
                <table:data-pilot-member table:name="9,89" table:display="true" table:show-details="true"/>
                <table:data-pilot-member table:name="9,91" table:display="true" table:show-details="true"/>
                <table:data-pilot-member table:name="9,93" table:display="true" table:show-details="true"/>
                <table:data-pilot-member table:name="9,95" table:display="true" table:show-details="true"/>
                <table:data-pilot-member table:name="9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21:33:03.650939986</dc:date>
    <meta:editing-duration>PT41M22S</meta:editing-duration>
    <meta:editing-cycles>1</meta:editing-cycles>
    <meta:document-statistic meta:table-count="2" meta:cell-count="13282" meta:object-count="0"/>
    <meta:generator>LibreOffice/7.4.7.2$Linux_X86_64 LibreOffice_project/40$Build-2</meta:generator>
  </office:meta>
</office:document-meta>
</file>